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0.979cm"/>
    </style:style>
    <style:style style:name="co3" style:family="table-column">
      <style:table-column-properties fo:break-before="auto" style:column-width="0.679cm"/>
    </style:style>
    <style:style style:name="co4" style:family="table-column">
      <style:table-column-properties fo:break-before="auto" style:column-width="0.572cm"/>
    </style:style>
    <style:style style:name="co5" style:family="table-column">
      <style:table-column-properties fo:break-before="auto" style:column-width="0.543cm"/>
    </style:style>
    <style:style style:name="co6" style:family="table-column">
      <style:table-column-properties fo:break-before="auto" style:column-width="0.626cm"/>
    </style:style>
    <style:style style:name="co7" style:family="table-column">
      <style:table-column-properties fo:break-before="auto" style:column-width="0.707cm"/>
    </style:style>
    <style:style style:name="co8" style:family="table-column">
      <style:table-column-properties fo:break-before="auto" style:column-width="4.16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0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="0.06pt solid #000000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in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омер бита с начала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начение разряда</text:p>
          </table:table-cell>
          <table:table-cell office:value-type="string" calcext:value-type="string">
            <text:p>Номер бита от конц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2]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A2:.B2])"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A2:.C2])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A2:.D2])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2:.E2])" office:value-type="float" office:value="248" calcext:value-type="float">
            <text:p>2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2:.F2])" office:value-type="float" office:value="252" calcext:value-type="float">
            <text:p>2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2:.G2])" office:value-type="float" office:value="254" calcext:value-type="float">
            <text:p>2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formula="of:=SUM([.A2:.H2])"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</table:table-row>
      </table:table>
      <table:table table:name="hex" table:style-name="ta1">
        <table:table-column table:style-name="co9" table:default-cell-style-name="ce2"/>
        <table:table-column table:style-name="co10" table:default-cell-style-name="ce2"/>
        <table:table-row table:style-name="ro1"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1</text:p>
          </table:table-cell>
        </table:table-row>
        <table:table-row table:style-name="ro1"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2</text:p>
          </table:table-cell>
        </table:table-row>
        <table:table-row table:style-name="ro1"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3</text:p>
          </table:table-cell>
        </table:table-row>
        <table:table-row table:style-name="ro1"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4</text:p>
          </table:table-cell>
        </table:table-row>
        <table:table-row table:style-name="ro1"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5</text:p>
          </table:table-cell>
        </table:table-row>
        <table:table-row table:style-name="ro1"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6</text:p>
          </table:table-cell>
        </table:table-row>
        <table:table-row table:style-name="ro1"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7</text:p>
          </table:table-cell>
        </table:table-row>
        <table:table-row table:style-name="ro1"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8</text:p>
          </table:table-cell>
        </table:table-row>
        <table:table-row table:style-name="ro1"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9</text:p>
          </table:table-cell>
        </table:table-row>
        <table:table-row table:style-name="ro1"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A</text:p>
          </table:table-cell>
        </table:table-row>
        <table:table-row table:style-name="ro1"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D</text:p>
          </table:table-cell>
        </table:table-row>
        <table:table-row table:style-name="ro1"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E</text:p>
          </table:table-cell>
        </table:table-row>
        <table:table-row table:style-name="ro1">
          <table:table-cell table:style-name="ce1" office:value-type="string" calcext:value-type="string">
            <text:p>1111</text:p>
          </table:table-cell>
          <table:table-cell table:style-name="ce1" office:value-type="string" calcext:value-type="string">
            <text:p>F</text:p>
          </table:table-cell>
        </table:table-row>
        <table:table-row table:style-name="ro1" table:number-rows-repeated="104856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1T16:57:36.792138290</meta:creation-date>
    <dc:date>2023-11-21T20:03:55.590258134</dc:date>
    <meta:editing-duration>PT2H14M26S</meta:editing-duration>
    <meta:editing-cycles>3</meta:editing-cycles>
    <meta:generator>LibreOffice/6.4.7.2$Linux_X86_64 LibreOffice_project/40$Build-2</meta:generator>
    <meta:document-statistic meta:table-count="2" meta:cell-count="129" meta:object-count="0"/>
  </office:meta>
</office:document-meta>
</file>